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P1" style:family="paragraph" style:parent-style-name="Table_20_Contents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none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CEn 425</text:p>
      <text:p text:style-name="Standard">HW 8</text:p>
      <text:p text:style-name="Standard">Jae Lee</text:p>
      <text:p text:style-name="Standard"/>
      <text:p text:style-name="Standard">1. Text 7.1</text:p>
      <text:p text:style-name="Standard">One way to fix the problem is to cast (char *) in front of rcvmsg because without casting, rcvmsg will return (void *) which doesn't match with p_chLine data type.</text:p>
      <text:p text:style-name="Standard">Another way is to make sndmsg and rcvmsg deadl with (char *) instead of (void *). In this way, I don't have to worry about casting.</text:p>
      <text:p text:style-name="Standard"/>
      <text:p text:style-name="Standard">2. Text 7.2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/* Handle for the trigger group of events. */</text:p>
            <text:p text:style-name="Table_20_Contents">AMXID amxidTrigger;</text:p>
            <text:p text:style-name="Table_20_Contents"></text:p>
            <text:p text:style-name="Table_20_Contents">/* Constants for use in the group. */</text:p>
            <text:p text:style-name="Table_20_Contents">#define TRIGGER_MASK <text:s/>0x0001</text:p>
            <text:p text:style-name="Table_20_Contents">#define TRIGGER_SET <text:s text:c="2"/>0x0001</text:p>
            <text:p text:style-name="Table_20_Contents">#define TRIGGER_RESET 0x0000</text:p>
            <text:p text:style-name="Table_20_Contents"></text:p>
            <text:p text:style-name="P1">OS_EVENT *p_semTemp;</text:p>
            <text:p text:style-name="Table_20_Contents"/>
            <text:p text:style-name="Table_20_Contents">void main (void)</text:p>
            <text:p text:style-name="Table_20_Contents">{</text:p>
            <text:p text:style-name="Table_20_Contents"><text:s text:c="4"/>.</text:p>
            <text:p text:style-name="Table_20_Contents"><text:s text:c="4"/>.</text:p>
            <text:p text:style-name="Table_20_Contents"><text:s text:c="4"/>.</text:p>
            <text:p text:style-name="Table_20_Contents"><text:s text:c="4"/>/* Create an event group with </text:p>
            <text:p text:style-name="Table_20_Contents"><text:s text:c="7"/>the trigger and keyboard semaphore reset */</text:p>
            <text:p text:style-name="Table_20_Contents"><text:s text:c="4"/><text:span text:style-name="T2">p_semTemp = OSSEMInit(0);</text:span></text:p>
            <text:p text:style-name="Table_20_Contents"><text:s text:c="4"/>.</text:p>
            <text:p text:style-name="Table_20_Contents"><text:s text:c="4"/>.</text:p>
            <text:p text:style-name="Table_20_Contents"><text:s text:c="4"/>.</text:p>
            <text:p text:style-name="Table_20_Contents">}</text:p>
            <text:p text:style-name="Table_20_Contents"></text:p>
            <text:p text:style-name="Table_20_Contents">void interrupt vTriggerISR (void)</text:p>
            <text:p text:style-name="Table_20_Contents">{</text:p>
            <text:p text:style-name="Table_20_Contents"><text:s text:c="4"/>/* The user pulled the trigger. Post the semaphore. */</text:p>
            <text:p text:style-name="Table_20_Contents"><text:s text:c="4"/><text:span text:style-name="T2">OSSemPost(p_semTemp);</text:span></text:p>
            <text:p text:style-name="Table_20_Contents">}</text:p>
            <text:p text:style-name="Table_20_Contents"></text:p>
            <text:p text:style-name="Table_20_Contents">void vScanTask (void)</text:p>
            <text:p text:style-name="Table_20_Contents">{</text:p>
            <text:p text:style-name="Table_20_Contents"><text:s text:c="4"/>.</text:p>
            <text:p text:style-name="Table_20_Contents"><text:s text:c="4"/>.</text:p>
            <text:p text:style-name="Table_20_Contents"><text:s text:c="4"/>.</text:p>
            <text:p text:style-name="Table_20_Contents"><text:s text:c="4"/>while (TRUE)</text:p>
            <text:p text:style-name="Table_20_Contents"><text:s text:c="4"/>{</text:p>
            <text:p text:style-name="Table_20_Contents"><text:s text:c="8"/>/* Wait for the user to pull the trigger. */</text:p>
            <text:p text:style-name="Table_20_Contents"><text:soft-page-break/><text:s text:c="8"/></text:p>
            <text:p text:style-name="Table_20_Contents"><text:s text:c="7"/><text:span text:style-name="T2">OSSemPend(p_semTemp, WAIT_FOREVER);</text:span></text:p>
            <text:p text:style-name="Table_20_Contents"></text:p>
            <text:p text:style-name="Table_20_Contents"><text:s text:c="8"/>!! Turn on the scanner hardware and look for a scan.</text:p>
            <text:p text:style-name="Table_20_Contents"><text:s text:c="4"/>}</text:p>
            <text:p text:style-name="Table_20_Contents">}</text:p>
          </table:table-cell>
        </table:table-row>
      </table:table>
      <text:p text:style-name="Standard"/>
      <text:p text:style-name="Standard">3.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/* Handle for the trigger group of events. */</text:p>
            <text:p text:style-name="Table_20_Contents">AMXID amxidTrigger;</text:p>
            <text:p text:style-name="Table_20_Contents"></text:p>
            <text:p text:style-name="Table_20_Contents">/* Constants for use in the group. */</text:p>
            <text:p text:style-name="Table_20_Contents"></text:p>
            <text:p text:style-name="Table_20_Contents">#define TRIGGER_MASK <text:s/>0x0001</text:p>
            <text:p text:style-name="Table_20_Contents">#define TRIGGER_SET <text:s text:c="2"/>0x0001</text:p>
            <text:p text:style-name="Table_20_Contents">#define TRIGGER_RESET 0x0000</text:p>
            <text:p text:style-name="Table_20_Contents">#define KEY_MASK <text:s text:c="5"/>0x0002</text:p>
            <text:p text:style-name="Table_20_Contents">#define KEY_SET <text:s text:c="6"/>0x0002</text:p>
            <text:p text:style-name="Table_20_Contents">#define KEY_RESET <text:s text:c="4"/>0x0000</text:p>
            <text:p text:style-name="Table_20_Contents"></text:p>
            <text:p text:style-name="P1">OS_EVENT *semScan;</text:p>
            <text:p text:style-name="P1">OS_EVENT *semRadio;</text:p>
            <text:p text:style-name="Table_20_Contents"/>
            <text:p text:style-name="Table_20_Contents">void main (void)</text:p>
            <text:p text:style-name="Table_20_Contents">{</text:p>
            <text:p text:style-name="Table_20_Contents"><text:s text:c="4"/>.</text:p>
            <text:p text:style-name="Table_20_Contents"><text:s text:c="4"/>.</text:p>
            <text:p text:style-name="Table_20_Contents"><text:s text:c="4"/>.</text:p>
            <text:p text:style-name="Table_20_Contents"><text:s text:c="4"/>/* Create an event group with</text:p>
            <text:p text:style-name="Table_20_Contents"><text:s text:c="7"/>the trigger and keyboard events reset */</text:p>
            <text:p text:style-name="Table_20_Contents"><text:s text:c="4"/><text:span text:style-name="T2">semScan = OSSemInit(0);</text:span></text:p>
            <text:p text:style-name="Table_20_Contents"><text:span text:style-name="T4"><text:s text:c="4"/></text:span><text:span text:style-name="T2">semRadio = OSSemInit(0);</text:span></text:p>
            <text:p text:style-name="Table_20_Contents"><text:s text:c="4"/>.</text:p>
            <text:p text:style-name="Table_20_Contents"><text:s text:c="4"/>.</text:p>
            <text:p text:style-name="Table_20_Contents"><text:s text:c="4"/>.</text:p>
            <text:p text:style-name="Table_20_Contents">}</text:p>
            <text:p text:style-name="Table_20_Contents"></text:p>
            <text:p text:style-name="Table_20_Contents">void interrupt vTriggerISR (void)</text:p>
            <text:p text:style-name="Table_20_Contents">{</text:p>
            <text:p text:style-name="Table_20_Contents"><text:s text:c="4"/>/* The user pulled the trigger. Set the event. */</text:p>
            <text:p text:style-name="Table_20_Contents"><text:s text:c="4"/><text:span text:style-name="T2">OSSemPost(semScan);</text:span></text:p>
            <text:p text:style-name="Table_20_Contents"><text:s text:c="4"/><text:span text:style-name="T2">OSSemPost(semRadio);</text:span></text:p>
            <text:p text:style-name="Table_20_Contents">}</text:p>
            <text:p text:style-name="Table_20_Contents"></text:p>
            <text:p text:style-name="Table_20_Contents">void interrupt vKeyISR (void)</text:p>
            <text:p text:style-name="Table_20_Contents">{</text:p>
            <text:p text:style-name="Table_20_Contents"><text:s text:c="4"/>/* The user pressed a key. Set the event. */</text:p>
            <text:p text:style-name="Table_20_Contents"> <text:s text:c="3"/><text:span text:style-name="T2">OSSemPost(semRadio);</text:span></text:p>
            <text:p text:style-name="Table_20_Contents"><text:soft-page-break/><text:s text:c="4"/>!! Figure out which key the user pressed and store that value</text:p>
            <text:p text:style-name="Table_20_Contents">}</text:p>
            <text:p text:style-name="Table_20_Contents"></text:p>
            <text:p text:style-name="Table_20_Contents">void vScanTask (void)</text:p>
            <text:p text:style-name="Table_20_Contents">{</text:p>
            <text:p text:style-name="Table_20_Contents"><text:s text:c="4"/>.</text:p>
            <text:p text:style-name="Table_20_Contents"><text:s text:c="4"/>.</text:p>
            <text:p text:style-name="Table_20_Contents"><text:s text:c="4"/>.</text:p>
            <text:p text:style-name="Table_20_Contents"><text:s text:c="4"/>while (TRUE)</text:p>
            <text:p text:style-name="Table_20_Contents"><text:s text:c="4"/>{</text:p>
            <text:p text:style-name="Table_20_Contents"><text:s text:c="8"/>/* Wait for the user to pull the trigger. */</text:p>
            <text:p text:style-name="Table_20_Contents"></text:p>
            <text:p text:style-name="Table_20_Contents"> <text:s text:c="6"/><text:span text:style-name="T2">OSSemPend(semScan);</text:span></text:p>
            <text:p text:style-name="Table_20_Contents"></text:p>
            <text:p text:style-name="Table_20_Contents"></text:p>
            <text:p text:style-name="Table_20_Contents"><text:s text:c="8"/>!! Turn on the scanner hardware and look for a scan.</text:p>
            <text:p text:style-name="Table_20_Contents"><text:s text:c="8"/>.</text:p>
            <text:p text:style-name="Table_20_Contents"><text:s text:c="8"/>.</text:p>
            <text:p text:style-name="Table_20_Contents"><text:s text:c="8"/>.</text:p>
            <text:p text:style-name="Table_20_Contents"><text:s text:c="8"/>!! When the scan has been found, turn off the scanner.</text:p>
            <text:p text:style-name="Table_20_Contents"><text:s text:c="4"/>}</text:p>
            <text:p text:style-name="Table_20_Contents">}</text:p>
            <text:p text:style-name="Table_20_Contents"></text:p>
            <text:p text:style-name="Table_20_Contents">void vRadioTask (void)</text:p>
            <text:p text:style-name="Table_20_Contents">{</text:p>
            <text:p text:style-name="Table_20_Contents"><text:s text:c="4"/>.</text:p>
            <text:p text:style-name="Table_20_Contents"><text:s text:c="4"/>.</text:p>
            <text:p text:style-name="Table_20_Contents"><text:s text:c="4"/>.</text:p>
            <text:p text:style-name="Table_20_Contents"><text:s text:c="4"/>while (TRUE)</text:p>
            <text:p text:style-name="Table_20_Contents"><text:s text:c="4"/>{</text:p>
            <text:p text:style-name="Table_20_Contents"><text:s text:c="8"/>/* Wait for the user to pull the trigger or press a key. */</text:p>
            <text:p text:style-name="Table_20_Contents"><text:s text:c="8"/></text:p>
            <text:p text:style-name="Table_20_Contents"><text:s text:c="8"/><text:span text:style-name="T2">OSSemPend(semRadio);</text:span></text:p>
            <text:p text:style-name="Table_20_Contents"><text:s text:c="6"/></text:p>
            <text:p text:style-name="Table_20_Contents"></text:p>
            <text:p text:style-name="Table_20_Contents"><text:s text:c="8"/>!! Turn on the radio.</text:p>
            <text:p text:style-name="Table_20_Contents"><text:s text:c="8"/>.</text:p>
            <text:p text:style-name="Table_20_Contents"><text:s text:c="8"/>.</text:p>
            <text:p text:style-name="Table_20_Contents"><text:s text:c="8"/>.</text:p>
            <text:p text:style-name="Table_20_Contents"><text:s text:c="8"/>!! When data has been sent, turn off the radio.</text:p>
            <text:p text:style-name="Table_20_Contents"><text:s text:c="4"/>}</text:p>
            <text:p text:style-name="Table_20_Contents">}</text:p>
            <text:p text:style-name="Table_20_Contents">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e Lee</meta:initial-creator>
    <meta:creation-date>2014-11-04T15:13:34</meta:creation-date>
    <dc:date>2014-11-04T16:03:53</dc:date>
    <dc:creator>Jae Lee</dc:creator>
    <meta:editing-duration>PT34M19S</meta:editing-duration>
    <meta:editing-cycles>5</meta:editing-cycles>
    <meta:generator>LibreOffice/3.5$Linux_X86_64 LibreOffice_project/235ab8a-3802056-4a8fed3-2d66ea8-e241b80</meta:generator>
    <meta:document-statistic meta:table-count="2" meta:image-count="0" meta:object-count="0" meta:page-count="3" meta:paragraph-count="132" meta:word-count="389" meta:character-count="2534" meta:non-whitespace-character-count="1774"/>
  </office:meta>
</office:document-meta>
</file>